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2" style:family="paragraph" style:parent-style-name="Standard">
      <style:text-properties style:font-name="Arial" fo:language="en" fo:country="US" officeooo:rsid="00070365" officeooo:paragraph-rsid="00070365"/>
    </style:style>
    <style:style style:name="P3" style:family="paragraph" style:parent-style-name="Standard">
      <style:text-properties style:font-name="Arial" fo:language="en" fo:country="US" officeooo:rsid="000682a6" officeooo:paragraph-rsid="000682a6"/>
    </style:style>
    <style:style style:name="P4" style:family="paragraph" style:parent-style-name="Standard" style:list-style-name="L1">
      <style:text-properties officeooo:paragraph-rsid="00066cb6"/>
    </style:style>
    <style:style style:name="P5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6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7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8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9" style:family="paragraph" style:parent-style-name="Standard" style:list-style-name="L1">
      <style:text-properties fo:color="#127622" style:font-name="Arial" fo:language="en" fo:country="US" officeooo:rsid="00066cb6" officeooo:paragraph-rsid="001e7e27"/>
    </style:style>
    <style:style style:name="P10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11" style:family="paragraph" style:parent-style-name="Standard" style:list-style-name="L1">
      <style:text-properties fo:color="#127622" style:font-name="Arial" fo:language="en" fo:country="US" officeooo:rsid="000682a6" officeooo:paragraph-rsid="000682a6"/>
    </style:style>
    <style:style style:name="P12" style:family="paragraph" style:parent-style-name="Standard" style:list-style-name="L1">
      <style:text-properties fo:color="#127622" style:font-name="Arial" fo:language="en" fo:country="US" officeooo:rsid="000682a6" officeooo:paragraph-rsid="000afed9"/>
    </style:style>
    <style:style style:name="P13" style:family="paragraph" style:parent-style-name="Standard" style:list-style-name="L1">
      <style:text-properties fo:color="#127622" style:font-name="Arial" fo:language="en" fo:country="US" officeooo:rsid="0013f3ad" officeooo:paragraph-rsid="002c8b57"/>
    </style:style>
    <style:style style:name="P14" style:family="paragraph" style:parent-style-name="Standard" style:list-style-name="L1">
      <style:text-properties fo:color="#127622" style:font-name="Arial" fo:language="en" fo:country="US" officeooo:rsid="0021db95" officeooo:paragraph-rsid="0021db95"/>
    </style:style>
    <style:style style:name="P15" style:family="paragraph" style:parent-style-name="Standard" style:list-style-name="L1">
      <style:text-properties fo:color="#127622" style:font-name="Arial" officeooo:paragraph-rsid="000ca590"/>
    </style:style>
    <style:style style:name="P16" style:family="paragraph" style:parent-style-name="Standard" style:list-style-name="L1">
      <style:text-properties fo:color="#127622" style:font-name="Arial" officeooo:paragraph-rsid="001bdb15"/>
    </style:style>
    <style:style style:name="P17" style:family="paragraph" style:parent-style-name="Standard" style:list-style-name="L1">
      <style:text-properties fo:color="#000000" officeooo:paragraph-rsid="002c8b57"/>
    </style:style>
    <style:style style:name="P18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9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20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P21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officeooo:rsid="0015ee16"/>
    </style:style>
    <style:style style:name="T5" style:family="text">
      <style:text-properties officeooo:rsid="001bdb15"/>
    </style:style>
    <style:style style:name="T6" style:family="text">
      <style:text-properties officeooo:rsid="00223801"/>
    </style:style>
    <style:style style:name="T7" style:family="text">
      <style:text-properties fo:language="en" fo:country="US" officeooo:rsid="000474cf"/>
    </style:style>
    <style:style style:name="T8" style:family="text">
      <style:text-properties fo:language="en" fo:country="US" officeooo:rsid="000ca590"/>
    </style:style>
    <style:style style:name="T9" style:family="text">
      <style:text-properties fo:language="en" fo:country="US" officeooo:rsid="000f9e89"/>
    </style:style>
    <style:style style:name="T10" style:family="text">
      <style:text-properties fo:language="en" fo:country="US" officeooo:rsid="001bdb15"/>
    </style:style>
    <style:style style:name="T11" style:family="text">
      <style:text-properties fo:language="en" fo:country="US" officeooo:rsid="00100d8f"/>
    </style:style>
    <style:style style:name="T12" style:family="text">
      <style:text-properties officeooo:rsid="002ae71c"/>
    </style:style>
    <style:style style:name="T13" style:family="text">
      <style:text-properties style:font-name="Arial" fo:language="en" fo:country="US" officeooo:rsid="002ae71c"/>
    </style:style>
    <style:style style:name="T14" style:family="text">
      <style:text-properties style:font-name="Arial" fo:language="en" fo:country="US" officeooo:rsid="00066cb6"/>
    </style:style>
    <style:style style:name="T15" style:family="text">
      <style:text-properties style:font-name="Arial" fo:language="en" fo:country="US" officeooo:rsid="000a3789"/>
    </style:style>
    <style:style style:name="T16" style:family="text">
      <style:text-properties style:font-name="Arial" fo:language="en" fo:country="US" officeooo:rsid="0013f3ad"/>
    </style:style>
    <style:style style:name="T17" style:family="text">
      <style:text-properties style:font-name="Arial" fo:language="en" fo:country="US" officeooo:rsid="0015ee16"/>
    </style:style>
    <style:style style:name="T18" style:family="text">
      <style:text-properties style:font-name="Arial" fo:language="en" fo:country="US" officeooo:rsid="002c8b57"/>
    </style:style>
    <style:style style:name="T19" style:family="text">
      <style:text-properties officeooo:rsid="002c8b57"/>
    </style:style>
    <style:style style:name="T20" style:family="text">
      <style:text-properties fo:color="#127622" style:font-name="Arial" fo:language="en" fo:country="US" officeooo:rsid="0013f3ad"/>
    </style:style>
    <style:style style:name="T21" style:family="text">
      <style:text-properties fo:color="#127622" style:font-name="Arial" fo:language="en" fo:country="US" officeooo:rsid="0015ee16"/>
    </style:style>
    <style:style style:name="T22" style:family="text">
      <style:text-properties fo:color="#127622" style:font-name="Arial" fo:language="en" fo:country="US" officeooo:rsid="002c8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om switching of effects</text:p>
      <text:p text:style-name="P1"/>
      <text:list xml:id="list3079477902" text:style-name="L1">
        <text:list-item>
          <text:p text:style-name="P5">Single_Color </text:p>
        </text:list-item>
        <text:list-item>
          <text:p text:style-name="P5">Racing_Pixels</text:p>
          <text:list>
            <text:list-item>
              <text:p text:style-name="P7">1, 3, 5 Pixels </text:p>
            </text:list-item>
          </text:list>
        </text:list-item>
        <text:list-item>
          <text:p text:style-name="P15"><text:span text:style-name="T7">Racing_Pixels_</text:span><text:span text:style-name="T8">Random (Segment w</text:span><text:span text:style-name="T9">ise </text:span><text:span text:style-name="T10">color</text:span><text:span text:style-name="T11">)</text:span></text:p>
          <text:list>
            <text:list-item>
              <text:p text:style-name="P8">1, 3, 5 Pixels <text:span text:style-name="T3">with random color</text:span></text:p>
            </text:list-item>
          </text:list>
        </text:list-item>
        <text:list-item>
          <text:p text:style-name="P14"><text:span text:style-name="T6">C</text:span>arousel</text:p>
          <text:list>
            <text:list-item>
              <text:p text:style-name="P16">1, 3, 5 Pixels</text:p>
            </text:list-item>
            <text:list-item>
              <text:p text:style-name="P9"><text:span text:style-name="T5">1, 3, 5 Pixels </text:span><text:span text:style-name="T3">with random color</text:span></text:p>
            </text:list-item>
          </text:list>
        </text:list-item>
        <text:list-item>
          <text:p text:style-name="P6">Strobo</text:p>
          <text:list>
            <text:list-item>
              <text:p text:style-name="P10">Random full-strip-strobo</text:p>
            </text:list-item>
            <text:list-item>
              <text:p text:style-name="P11">With segments, that move</text:p>
            </text:list-item>
            <text:list-item>
              <text:p text:style-name="P12">With <text:span text:style-name="T2">random </text:span>segments</text:p>
            </text:list-item>
          </text:list>
        </text:list-item>
        <text:list-item>
          <text:p text:style-name="P5">Rainbow</text:p>
          <text:list>
            <text:list-item>
              <text:p text:style-name="P13">with <text:span text:style-name="T4">random </text:span>refresh</text:p>
            </text:list-item>
          </text:list>
        </text:list-item>
        <text:list-item>
          <text:p text:style-name="P18">Comet-like effect</text:p>
          <text:list>
            <text:list-item>
              <text:p text:style-name="P17"><text:span text:style-name="T16">with </text:span><text:span text:style-name="T17">random </text:span><text:span text:style-name="T18">comet-length</text:span></text:p>
            </text:list-item>
          </text:list>
        </text:list-item>
        <text:list-item>
          <text:p text:style-name="P20">Fire (Yellow, Red, Orange – Random Pixel – Fading Brightness)</text:p>
        </text:list-item>
        <text:list-item>
          <text:p text:style-name="P19">Stars</text:p>
        </text:list-item>
        <text:list-item>
          <text:p text:style-name="P19">Stacking </text:p>
          <text:list>
            <text:list-item>
              <text:p text:style-name="P4"><text:span text:style-name="T13">From start</text:span><text:span text:style-name="T14">, </text:span><text:span text:style-name="T13">from end</text:span><text:span text:style-name="T14"> </text:span><text:span text:style-name="T15">and</text:span><text:span text:style-name="T14"> </text:span><text:span text:style-name="T13">to both sides from middle</text:span></text:p>
            </text:list-item>
          </text:list>
        </text:list-item>
        <text:list-item>
          <text:p text:style-name="P21">To music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7T23:34:06.876000000</dc:date>
    <meta:editing-duration>PT5H22M27S</meta:editing-duration>
    <meta:editing-cycles>29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2" meta:word-count="95" meta:character-count="490" meta:non-whitespace-character-count="433"/>
  </office:meta>
</office:document-meta>
</file>